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MBeanNotificationPublisher.sendNotification( Notification notifi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delMBeanNotificationPublisher.ModelMBeanNotificationPublisher( ModelMBeanNotificationBroadcaster modelMBean , ObjectName objectName , Object managed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MBeanNotificationPublisher.replaceNotificationSourceIfNecessary( Notification notifi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